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1F0000004B9F220272058C184D.png" manifest:media-type="image/png"/>
  <manifest:file-entry manifest:full-path="Pictures/10001E6D00006D16000007BB158A6DCB96EFCA5F.svg" manifest:media-type="image/svg+xml"/>
  <manifest:file-entry manifest:full-path="Pictures/100002010000041E0000005800F756C0A2479DE0.png" manifest:media-type="image/png"/>
  <manifest:file-entry manifest:full-path="Pictures/10056D9100006CFC0000090D6F4C7D67B439929A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0855" officeooo:paragraph-rsid="00060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Liberation Sans" fo:font-size="11pt" style:font-size-asian="9.60000038146973pt" style:font-size-complex="11pt"/>
    </style:style>
    <style:style style:name="fr1" style:family="graphic" style:parent-style-name="Graphics">
      <style:graphic-properties style:protect="content size position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07a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4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24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char" svg:x="0cm" svg:y="-0.289cm" svg:width="27.7cm" svg:height="2.3cm" draw:z-index="0"><draw:image xlink:href="Pictures/10056D9100006CFC0000090D6F4C7D67B439929A.svg" xlink:type="simple" xlink:show="embed" xlink:actuate="onLoad" loext:mime-type="image/svg+xml"/><draw:image xlink:href="Pictures/100002010000041E0000005800F756C0A2479DE0.png" xlink:type="simple" xlink:show="embed" xlink:actuate="onLoad" loext:mime-type="image/png"/></draw:frame></text:p>
      </style:header>
      <style:footer>
        <text:p text:style-name="Footer"><draw:frame draw:style-name="Mfr2" draw:name="Figura1" text:anchor-type="char" svg:width="27.7cm" svg:height="1.961cm" draw:z-index="1"><draw:image xlink:href="Pictures/10001E6D00006D16000007BB158A6DCB96EFCA5F.svg" xlink:type="simple" xlink:show="embed" xlink:actuate="onLoad" loext:mime-type="image/svg+xml"/><draw:image xlink:href="Pictures/100002010000041F0000004B9F220272058C184D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09:29:50.973937782</meta:creation-date>
    <dc:date>2021-02-11T08:55:44.622856942</dc:date>
    <meta:editing-duration>PT16M1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